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ian SC" svg:font-family="'Libian SC'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ibian SC"/>
    </style:style>
    <style:style style:name="P2" style:family="paragraph" style:parent-style-name="Standard">
      <style:text-properties style:font-name="Libian SC" officeooo:rsid="001055f3" officeooo:paragraph-rsid="001055f3"/>
    </style:style>
    <style:style style:name="P3" style:family="paragraph" style:parent-style-name="Standard">
      <style:text-properties style:font-name="Libian SC" officeooo:rsid="001055f3" officeooo:paragraph-rsid="001256c9"/>
    </style:style>
    <style:style style:name="P4" style:family="paragraph" style:parent-style-name="Standard">
      <style:text-properties style:font-name="Libian SC" officeooo:paragraph-rsid="001055f3"/>
    </style:style>
    <style:style style:name="T1" style:family="text">
      <style:text-properties style:font-name="AppleGothic"/>
    </style:style>
    <style:style style:name="T2" style:family="text">
      <style:text-properties style:font-name="AppleGothic" officeooo:rsid="001256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/><text:span text:style-name="T1">; (x * 15.30)+(3122*55.0)</text:span></text:p>
      <text:p text:style-name="P2"><text:span text:style-name="T1"><text:s text:c="16"/>----------</text:span></text:p>
      <text:p text:style-name="P2"><text:span text:style-name="T1"><text:s text:c="17"/>3122+x</text:span></text:p>
      <text:p text:style-name="P2"/>
      <text:p text:style-name="P2"/>
      <text:p text:style-name="P4"/>
      <text:p text:style-name="P2"><text:s/><text:span text:style-name="T1">; (SB * MR)+(SH*ASP1)<text:tab/><text:tab/><text:tab/>= ASP2</text:span></text:p>
      <text:p text:style-name="P2"><text:span text:style-name="T1"><text:s text:c="16"/>----------</text:span></text:p>
      <text:p text:style-name="P2"><text:span text:style-name="T1"><text:s text:c="17"/>SH+SB</text:span></text:p>
      <text:p text:style-name="P2"><text:span text:style-name="T1"/></text:p>
      <text:p text:style-name="P2"><text:span text:style-name="T1">;(SB*MR)+(SH*ASP1) = ASP2*SH+ ASP2*SB</text:span></text:p>
      <text:p text:style-name="P2"><text:span text:style-name="T1">; SB*MR = ASP2*SH + ASP2*SB – SH*ASP1</text:span></text:p>
      <text:p text:style-name="P3"><text:span text:style-name="T1">; </text:span><text:span text:style-name="T2">SB*MR – ASP2*SB = </text:span><text:span text:style-name="T1">ASP2*SH – SH*ASP1</text:span><text:span text:style-name="T2"> </text:span></text:p>
      <text:p text:style-name="P3"><text:span text:style-name="T1">; </text:span><text:span text:style-name="T2">SB * (MR – ASP2) = </text:span><text:span text:style-name="T1">ASP2*SH – SH*ASP1</text:span><text:span text:style-name="T2"> </text:span></text:p>
      <text:p text:style-name="P3"><text:span text:style-name="T2"/></text:p>
      <text:p text:style-name="P3"><text:span text:style-name="T2">; SB = (ASP2*SH – SH*ASP1)</text:span></text:p>
      <text:p text:style-name="P3"><text:span text:style-name="T2"><text:s text:c="15"/>-----------------</text:span></text:p>
      <text:p text:style-name="P3"><text:span text:style-name="T2"><text:tab/><text:tab/>(MR – ASP2)</text:span></text:p>
      <text:p text:style-name="P3"><text:span text:style-name="T2"/></text:p>
      <text:p text:style-name="P2"><text:span text:style-name="T1"/></text:p>
      <text:p text:style-name="P2"><text:span text:style-name="T1">SB = shares bought</text:span></text:p>
      <text:p text:style-name="P2"><text:span text:style-name="T1">MR = current market rate of share</text:span></text:p>
      <text:p text:style-name="P2"><text:span text:style-name="T1">SH = shares held</text:span></text:p>
      <text:p text:style-name="P2"><text:span text:style-name="T1">ASP1 = old average share price</text:span></text:p>
      <text:p text:style-name="P2"><text:span text:style-name="T1">ASP2 = new average share pric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ian SC" svg:font-family="'Libian SC'" style:font-pitch="variable"/>
    <style:font-face style:name="Liberation Serif" svg:font-family="'Liberation Serif'" style:font-family-generic="roman" style:font-pitch="variable"/>
    <style:font-face style:name="AppleGothic" svg:font-family="AppleGoth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9:32:12.921958000</meta:creation-date>
    <dc:date>2017-08-26T19:47:10.896660000</dc:date>
    <meta:editing-duration>PT4M37S</meta:editing-duration>
    <meta:editing-cycles>2</meta:editing-cycles>
    <meta:generator>LibreOffice/5.3.4.2$MacOSX_X86_64 LibreOffice_project/f82d347ccc0be322489bf7da61d7e4ad13fe2ff3</meta:generator>
    <meta:document-statistic meta:table-count="0" meta:image-count="0" meta:object-count="0" meta:page-count="1" meta:paragraph-count="18" meta:word-count="74" meta:character-count="503" meta:non-whitespace-character-count="351"/>
  </office:meta>
</office:document-meta>
</file>